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10000000104191C4BD.gif" manifest:media-type="image/gif"/>
  <manifest:file-entry manifest:full-path="Pictures/100000000000076A0000008348CD35D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alibri1" svg:font-family="Calibri, sans-serif"/>
    <style:font-face style:name="Symbol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Lohit Hindi" svg:font-family="'Lohit Hindi'" style:font-family-generic="modern"/>
    <style:font-face style:name="WenQuanYi Micro Hei" svg:font-family="'WenQuanYi Micro Hei'" style:font-family-generic="modern"/>
    <style:font-face style:name="FreeSans" svg:font-family="FreeSans" style:font-family-generic="roman"/>
    <style:font-face style:name="Times New Roman1" svg:font-family="'Times New Roman'" style:font-family-generic="roman"/>
    <style:font-face style:name="FreeSans3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Garuda" svg:font-family="Garuda, angsananew" style:font-pitch="variable"/>
    <style:font-face style:name="Liberation Sans1" svg:font-family="'Liberation Sans', Arial" style:font-pitch="variable"/>
    <style:font-face style:name="Meta-Normal" svg:font-family="Meta-Normal, 'Courier New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MX"/>
    </style:style>
    <style:style style:name="P2" style:family="paragraph" style:parent-style-name="Standard">
      <style:text-properties fo:language="es" fo:country="MX" style:language-asian="es" style:country-asian="MX"/>
    </style:style>
    <style:style style:name="P3" style:family="paragraph" style:parent-style-name="Standard">
      <style:paragraph-properties fo:text-align="justify" style:justify-single-word="false"/>
      <style:text-properties fo:language="es" fo:country="MX"/>
    </style:style>
    <style:style style:name="P4" style:family="paragraph" style:parent-style-name="Standard">
      <style:text-properties fo:language="es" fo:country="MX" fo:font-weight="bold" officeooo:rsid="0024b5a1" officeooo:paragraph-rsid="0024b5a1" style:font-weight-asian="bold" style:font-weight-complex="bold"/>
    </style:style>
    <style:style style:name="P5" style:family="paragraph" style:parent-style-name="Standard">
      <style:text-properties fo:language="es" fo:country="MX" officeooo:rsid="0013492d" officeooo:paragraph-rsid="0013492d"/>
    </style:style>
    <style:style style:name="P6" style:family="paragraph" style:parent-style-name="Standard">
      <style:text-properties fo:language="es" fo:country="MX" officeooo:rsid="0013492d" officeooo:paragraph-rsid="0014f845"/>
    </style:style>
    <style:style style:name="P7" style:family="paragraph" style:parent-style-name="Standard">
      <style:text-properties fo:language="es" fo:country="MX" officeooo:rsid="0013492d" officeooo:paragraph-rsid="001ac4de"/>
    </style:style>
    <style:style style:name="P8" style:family="paragraph" style:parent-style-name="Standard">
      <style:text-properties fo:language="es" fo:country="MX" officeooo:rsid="0013492d" officeooo:paragraph-rsid="001d5c67"/>
    </style:style>
    <style:style style:name="P9" style:family="paragraph" style:parent-style-name="Standard">
      <style:text-properties fo:language="es" fo:country="MX" officeooo:rsid="0014f845" officeooo:paragraph-rsid="0014f845"/>
    </style:style>
    <style:style style:name="P10" style:family="paragraph" style:parent-style-name="Standard">
      <style:text-properties fo:language="es" fo:country="MX" officeooo:rsid="0014f845" officeooo:paragraph-rsid="001ac4de"/>
    </style:style>
    <style:style style:name="P11" style:family="paragraph" style:parent-style-name="Standard">
      <style:text-properties fo:language="es" fo:country="MX" officeooo:rsid="0014f845" officeooo:paragraph-rsid="001d5c67"/>
    </style:style>
    <style:style style:name="P12" style:family="paragraph" style:parent-style-name="Standard">
      <style:text-properties fo:language="es" fo:country="MX" officeooo:rsid="001ac4de" officeooo:paragraph-rsid="001ac4de"/>
    </style:style>
    <style:style style:name="P13" style:family="paragraph" style:parent-style-name="Standard">
      <style:text-properties fo:language="es" fo:country="MX" officeooo:paragraph-rsid="0014f845"/>
    </style:style>
    <style:style style:name="P14" style:family="paragraph" style:parent-style-name="Standard">
      <style:text-properties fo:language="es" fo:country="MX" officeooo:paragraph-rsid="00096949"/>
    </style:style>
    <style:style style:name="P15" style:family="paragraph" style:parent-style-name="Standard">
      <style:text-properties fo:language="es" fo:country="MX" officeooo:rsid="001e166c" officeooo:paragraph-rsid="001e166c"/>
    </style:style>
    <style:style style:name="P16" style:family="paragraph" style:parent-style-name="Standard">
      <style:text-properties fo:language="es" fo:country="MX" style:language-asian="zh" style:country-asian="CN" style:language-complex="ar" style:country-complex="SA"/>
    </style:style>
    <style:style style:name="P17" style:family="paragraph" style:parent-style-name="Standard">
      <style:paragraph-properties fo:text-align="end" style:justify-single-word="false"/>
      <style:text-properties fo:color="#808080" style:font-name="Arial" fo:font-size="9pt" fo:language="es" fo:country="MX" style:font-size-asian="9pt" style:font-name-complex="Arial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Garuda" fo:font-size="14pt" fo:language="es" fo:country="MX" fo:font-weight="bold" style:font-size-asian="14pt" style:font-weight-asian="bold" style:font-name-complex="Garuda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font-name="Calibri1" fo:font-size="12pt" fo:letter-spacing="normal" fo:language="es" fo:country="MX" fo:font-style="normal" fo:font-weight="normal" style:font-size-asian="12pt" style:font-style-asian="normal" style:font-weight-asian="normal" style:font-name-complex="Calibri1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fo:language="es" fo:country="MX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officeooo:paragraph-rsid="0014f845"/>
    </style:style>
    <style:style style:name="P25" style:family="paragraph" style:parent-style-name="Standard">
      <style:text-properties style:use-window-font-color="true" style:font-name="Times New Roman" fo:font-size="10pt" fo:language="es" fo:country="MX" fo:font-weight="normal" officeooo:rsid="0014f845" officeooo:paragraph-rsid="0014f845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26" style:family="paragraph" style:parent-style-name="Standard">
      <style:text-properties style:use-window-font-color="true" style:font-name="Times New Roman" fo:font-size="10pt" fo:language="es" fo:country="MX" fo:font-weight="normal" officeooo:rsid="0024b5a1" officeooo:paragraph-rsid="0024b5a1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27" style:family="paragraph" style:parent-style-name="Standard">
      <style:text-properties officeooo:paragraph-rsid="001ac4de"/>
    </style:style>
    <style:style style:name="P28" style:family="paragraph" style:parent-style-name="Standard">
      <style:text-properties officeooo:paragraph-rsid="001d5c67"/>
    </style:style>
    <style:style style:name="P29" style:family="paragraph" style:parent-style-name="Footer">
      <style:paragraph-properties>
        <style:tab-stops/>
      </style:paragraph-properties>
      <style:text-properties fo:language="es" fo:country="MX" style:language-asian="es" style:country-asian="MX"/>
    </style:style>
    <style:style style:name="P30" style:family="paragraph" style:parent-style-name="Standard">
      <style:text-properties fo:language="es" fo:country="MX" officeooo:rsid="0013492d" officeooo:paragraph-rsid="00279d6d"/>
    </style:style>
    <style:style style:name="P31" style:family="paragraph" style:parent-style-name="Standard">
      <style:text-properties fo:language="es" fo:country="MX" officeooo:rsid="0014f845" officeooo:paragraph-rsid="00279d6d"/>
    </style:style>
    <style:style style:name="P32" style:family="paragraph" style:parent-style-name="Standard">
      <style:text-properties fo:language="es" fo:country="MX" officeooo:paragraph-rsid="00279d6d"/>
    </style:style>
    <style:style style:name="P33" style:family="paragraph" style:parent-style-name="Standard">
      <style:text-properties fo:language="es" fo:country="MX" officeooo:rsid="001ac4de" officeooo:paragraph-rsid="00288b5f"/>
    </style:style>
    <style:style style:name="P34" style:family="paragraph" style:parent-style-name="Standard">
      <style:text-properties fo:language="es" fo:country="MX" officeooo:rsid="001ac4de" officeooo:paragraph-rsid="001ac4de"/>
    </style:style>
    <style:style style:name="P35" style:family="paragraph" style:parent-style-name="Standard" style:list-style-name="L1">
      <style:text-properties style:language-asian="zh" style:country-asian="CN" style:language-complex="ar" style:country-complex="SA"/>
    </style:style>
    <style:style style:name="P36" style:family="paragraph" style:parent-style-name="Standard">
      <style:text-properties style:use-window-font-color="true" style:font-name="Times New Roman" fo:font-size="14pt" fo:language="es" fo:country="MX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P37" style:family="paragraph" style:parent-style-name="Standard">
      <style:text-properties fo:font-size="11pt" fo:language="es" fo:country="MX" fo:font-weight="bold" officeooo:rsid="001e166c" officeooo:paragraph-rsid="001e166c" style:font-size-asian="11pt" style:font-weight-asian="bold" style:font-size-complex="11pt" style:font-weight-complex="bold"/>
    </style:style>
    <style:style style:name="P38" style:family="paragraph" style:parent-style-name="Standard">
      <style:text-properties fo:font-variant="normal" fo:text-transform="none" style:use-window-font-color="true" style:font-name="Times New Roman" fo:font-size="14pt" fo:letter-spacing="normal" fo:language="es" fo:country="MX" fo:font-style="normal" fo:font-weight="bold" officeooo:rsid="002b7dff" officeooo:paragraph-rsid="00297f2e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P39" style:family="paragraph" style:parent-style-name="Standard" style:master-page-name="Standard">
      <style:paragraph-properties fo:text-align="justify" style:justify-single-word="false" style:page-number="auto"/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P40" style:family="paragraph" style:parent-style-name="Heading_20_1">
      <style:text-properties fo:language="es" fo:country="MX" officeooo:rsid="000fdf90" officeooo:paragraph-rsid="000fdf90"/>
    </style:style>
    <style:style style:name="P41" style:family="paragraph" style:parent-style-name="Heading_20_1">
      <style:paragraph-properties fo:text-align="center" style:justify-single-word="false"/>
      <style:text-properties style:font-name="Garuda" fo:font-size="20pt" fo:language="es" fo:country="MX" fo:font-weight="bold" style:font-size-asian="20pt" style:font-weight-asian="bold" style:font-name-complex="Garuda" style:font-size-complex="20pt" style:font-weight-complex="bold"/>
    </style:style>
    <style:style style:name="P42" style:family="paragraph" style:parent-style-name="Heading_20_4">
      <style:text-properties fo:color="#808080" style:font-name="Meta-Normal" fo:language="es" fo:country="MX" style:font-name-complex="Meta-Normal"/>
    </style:style>
    <style:style style:name="P43" style:family="paragraph">
      <style:paragraph-properties style:writing-mode="lr-tb"/>
    </style:style>
    <style:style style:name="T1" style:family="text">
      <style:text-properties style:use-window-font-color="true" fo:font-size="7pt" fo:language="es" fo:country="MX" fo:font-weight="bold" fo:background-color="#ffffff" loext:char-shading-value="0" style:font-size-asian="7pt" style:font-weight-asian="bold" style:font-name-complex="Arial"/>
    </style:style>
    <style:style style:name="T2" style:family="text">
      <style:text-properties style:use-window-font-color="true" style:font-name="Arial" fo:font-size="7pt" fo:language="es" fo:country="MX" fo:font-weight="bold" fo:background-color="transparent" loext:char-shading-value="0" style:font-size-asian="7pt" style:font-weight-asian="bold" style:font-name-complex="Arial"/>
    </style:style>
    <style:style style:name="T3" style:family="text">
      <style:text-properties style:use-window-font-color="true" style:font-name="Times New Roman" fo:font-size="10pt" fo:language="es" fo:country="MX" officeooo:rsid="0013492d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Times New Roman" fo:font-size="10pt" fo:language="es" fo:country="MX" officeooo:rsid="001ac4d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Times New Roman" fo:font-size="10pt" fo:language="es" fo:country="MX" officeooo:rsid="001d5c67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6" style:family="text">
      <style:text-properties style:use-window-font-color="true" style:font-name="Times New Roman" fo:font-size="10pt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Times New Roman" fo:font-size="10pt" officeooo:rsid="0014f845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8" style:family="text">
      <style:text-properties style:use-window-font-color="true" style:font-name="Times New Roman" fo:font-size="10pt" officeooo:rsid="0026150f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Times New Roman" fo:font-size="10pt" officeooo:rsid="0013492d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Times New Roman" fo:font-size="10pt" officeooo:rsid="00288b5f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1" style:family="text">
      <style:text-properties officeooo:rsid="000fdf90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d5c67"/>
    </style:style>
    <style:style style:name="T15" style:family="text">
      <style:text-properties fo:background-color="transparent" loext:char-shading-value="0" style:shadow="none"/>
    </style:style>
    <style:style style:name="T16" style:family="text">
      <style:text-properties officeooo:rsid="0024817b"/>
    </style:style>
    <style:style style:name="T17" style:family="text">
      <style:text-properties officeooo:rsid="00279d6d"/>
    </style:style>
    <style:style style:name="T18" style:family="text">
      <style:text-properties officeooo:rsid="00288b5f"/>
    </style:style>
    <style:style style:name="T19" style:family="text">
      <style:text-properties officeooo:rsid="002af328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#ffff99" style:editable="false">
        <style:columns fo:column-count="1" fo:column-gap="0cm"/>
        <style:background-image/>
      </style:section-properties>
    </style:style>
    <text:list-style style:name="L1">
      <text:list-level-style-image text:level="1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000000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f17a13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9"/>
      <text:p text:style-name="P19"/>
      <text:p text:style-name="P19"/>
      <text:p text:style-name="P21"/>
      <text:list xml:id="list3116223823771750642" text:style-name="WW8Num2">
        <text:list-item>
          <text:h text:style-name="P41" text:outline-level="1">Spark Standalone – <text:s/><text:span text:style-name="T11">(</text:span>Scala<text:span text:style-name="T11">)</text:span></text:h>
        </text:list-item>
      </text:list>
      <text:p text:style-name="P20"/>
      <text:p text:style-name="P19"/>
      <text:p text:style-name="P20">Integrantes</text:p>
      <text:p text:style-name="P20"/>
      <text:p text:style-name="P22"/>
      <text:p text:style-name="P22"/>
      <text:p text:style-name="P22">Víctor Alfonso López Canchola</text:p>
      <text:p text:style-name="P22">Jorge López M.</text:p>
      <text:p text:style-name="P22">Wilfrido Cort<text:span text:style-name="T16">é</text:span>s Torres</text:p>
      <text:p text:style-name="P22"/>
      <text:p text:style-name="P22"/>
      <text:p text:style-name="P23"/>
      <text:p text:style-name="P19"/>
      <text:p text:style-name="P19"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Propósito</text:p>
      <text:p text:style-name="P3"/>
      <text:p text:style-name="P1">Realizar un programa en scala y ejecutarlo en Spark.</text:p>
      <text:p text:style-name="P1"/>
      <text:p text:style-name="P36">Prerequisito</text:p>
      <text:p text:style-name="P16">Para este ejemplo se utilizarón las siguientes herramientas:</text:p>
      <text:list xml:id="list5389962146997064211" text:style-name="L1">
        <text:list-item>
          <text:p text:style-name="P35">SBT (sbt-0.13.9)</text:p>
        </text:list-item>
        <text:list-item>
          <text:p text:style-name="P35">Scala (scala-2.11.7)</text:p>
        </text:list-item>
        <text:list-item>
          <text:p text:style-name="P35">Spark (spark-1.4.1)</text:p>
        </text:list-item>
      </text:list>
      <text:p text:style-name="P1"><text:s/></text:p>
      <text:p text:style-name="P36">Proceso</text:p>
      <text:p text:style-name="P1"/>
      <text:p text:style-name="P1"><text:span text:style-name="T17">Para este ejemplo, lo p</text:span>rimero <text:span text:style-name="T17">es</text:span> crear la estructura del proyecto, lo cual se realizo de la siguiente <text:span text:style-name="T15">manera</text:span>:</text:p>
      <text:p text:style-name="P1">se crea <text:span text:style-name="T17">el directorio el cual </text:span>tendra <text:span text:style-name="T17">nuestro </text:span>proyecto, en <text:span text:style-name="T17">nuestro </text:span>caso se creo <text:span text:style-name="T17">el directorio</text:span> “simple” (/home/cotw/Cursos/hadoop/scala-2.11.7/program/simple)</text:p>
      <text:p text:style-name="Standard"/>
      <text:p text:style-name="P1"/>
      <text:section text:style-name="Sect1" text:name="Section5">
        <text:p text:style-name="P5">$ mkdir simple </text:p>
      </text:section>
      <text:p text:style-name="P5"/>
      <text:p text:style-name="P30"><text:span text:style-name="T17">Lo que sigue es crear </text:span>el archivo <text:span text:style-name="T13">simple.sbt</text:span> dentro d<text:span text:style-name="T17">el directorio</text:span> del proyecto, con el siguiente contenido:</text:p>
      <text:p text:style-name="P5"/>
      <text:section text:style-name="Sect2" text:name="Section4">
        <text:p text:style-name="P5">name := "Simple Project" </text:p>
        <text:p text:style-name="P5"/>
        <text:p text:style-name="P5">version := "1.0" </text:p>
        <text:p text:style-name="P5"/>
        <text:p text:style-name="P5">scalaVersion := "2.11.7" </text:p>
        <text:p text:style-name="P5"/>
      </text:section>
      <text:p text:style-name="P5"/>
      <text:p text:style-name="P31"><text:span text:style-name="T17">Ahora nos ubicaremos dentro del directorio del proyecto y dentro de este creamos </text:span>la estructura de directorios <text:span text:style-name="T17">de nuestro proyecto </text:span>, <text:span text:style-name="T17">cabe resaltar que en </text:span>el directorio “simple/<text:span text:style-name="Source_20_Text"><text:span text:style-name="T9">src/main/scala</text:span></text:span>” <text:span text:style-name="T17">es donde se alojara nuestro codigo fuente, en este ejemplo será el </text:span>programa scala <text:span text:style-name="T17">(</text:span><text:span text:style-name="T12">simple.scala</text:span>).</text:p>
      <text:p text:style-name="P9"/>
      <text:section text:style-name="Sect1" text:name="Section6">
        <text:p text:style-name="P24"><text:span text:style-name="T3">$ </text:span><text:span text:style-name="Source_20_Text"><text:span text:style-name="T3">mkdir -p ./src/main/scala</text:span></text:span></text:p>
      </text:section>
      <text:p text:style-name="P6"/>
      <text:p text:style-name="P32"><text:span text:style-name="T17">Como se comento anteriormente creamos el programa simple.scala dentro del directorio “simple/</text:span><text:span text:style-name="Source_20_Text"><text:span text:style-name="T9">src/main/scala</text:span></text:span><text:span text:style-name="T17">”; dicho programa cuenta las palabras de determinado archivo. </text:span></text:p>
      <text:p text:style-name="P13"/>
      <text:p text:style-name="P1"/>
      <text:section text:style-name="Sect2" text:name="Section9">
        <text:p text:style-name="P1"/>
        <text:p text:style-name="P25">import org.apache.spark.SparkContext </text:p>
        <text:p text:style-name="P25">import org.apache.spark.SparkContext._ </text:p>
        <text:p text:style-name="P25">import org.apache.spark.SparkConf </text:p>
        <text:p text:style-name="P25"/>
        <text:p text:style-name="P25">object Simple { </text:p>
        <text:p text:style-name="P25"><text:s text:c="2"/>def main(args: Array[String]) { </text:p>
        <text:p text:style-name="P25"><text:tab/>val someTextFile = "/home/cotw/Cursos/hadoop/scala-2.11.7/program/simple/src/main/scala/simple.netflix" <text:s/>// <text:s/>This should be a file from one of your folder or hdfs </text:p>
        <text:p text:style-name="P25"><text:tab/>val conf = new SparkConf().setAppName("Simple Application") </text:p>
        <text:p text:style-name="P25"><text:tab/>val sc = new SparkContext(conf) </text:p>
        <text:p text:style-name="P25"><text:tab/>val fileRDD = sc.textFile(someTextFile)<text:tab/><text:tab/> </text:p>
        <text:p text:style-name="P25"><text:tab/>println("Number of words %s".format(fileRDD.count())) </text:p>
        <text:p text:style-name="P25"><text:s text:c="4"/>} </text:p>
        <text:p text:style-name="P25"/>
      </text:section>
      <text:p text:style-name="P14"><text:soft-page-break/></text:p>
      <text:p text:style-name="P4">NOTA: el archivo que se esta leyendo para este ejemplo es <text:span text:style-name="T7">simple.netflix, </text:span><text:span text:style-name="T6">el cual se </text:span><text:span text:style-name="T8">tendra que crear y agregarlo en </text:span><text:span text:style-name="T6">el <text:s/>directorio que </text:span><text:span text:style-name="T10">se desee para que funcione el programa.</text:span></text:p>
      <text:p text:style-name="P26"/>
      <text:p text:style-name="P33">Una vez creado el programa simple.scala se compilara y se empaquetara en un jar para poder ejecutarlo en spark, para realizar esto nos ubicamos en la carpeta del proyecto “simple” (/home/cotw/Cursos/hadoop/scala-2.11.7/program/simple) y ejecutamos el siguiente comando, </text:p>
      <text:p text:style-name="P10"/>
      <text:section text:style-name="Sect1" text:name="Section2">
        <text:p text:style-name="P27"><text:span text:style-name="T3">$ </text:span><text:span text:style-name="Source_20_Text"><text:span text:style-name="T4">sbt package</text:span></text:span></text:p>
      </text:section>
      <text:p text:style-name="P7"/>
      <text:p text:style-name="P12">Como se menciono anteriormente, se generará el archivo simple-project_2.11-1.0.jar <text:span text:style-name="T14">y el resultado es el siguiente</text:span>.</text:p>
      <text:p text:style-name="P11"/>
      <text:section text:style-name="Sect1" text:name="Section1">
        <text:p text:style-name="P28"><text:span text:style-name="Source_20_Text"><text:span text:style-name="T5">[info] Set current project to Simple Project (in build file:/home/cotw/Cursos/hadoop/scala-2.11.7/program/simple/) </text:span></text:span></text:p>
        <text:p text:style-name="P28"><text:span text:style-name="Source_20_Text"><text:span text:style-name="T5">[info] Updating {file:/home/cotw/Cursos/hadoop/scala-2.11.7/program/simple/}simple... </text:span></text:span></text:p>
        <text:p text:style-name="P28"><text:span text:style-name="Source_20_Text"><text:span text:style-name="T5">[info] Resolving jline#jline;2.12.1 ... </text:span></text:span></text:p>
        <text:p text:style-name="P28"><text:span text:style-name="Source_20_Text"><text:span text:style-name="T5">[info] Done updating. </text:span></text:span></text:p>
        <text:p text:style-name="P28"><text:span text:style-name="Source_20_Text"><text:span text:style-name="T5">[info] Compiling 1 Scala source to /home/cotw/Cursos/hadoop/scala-2.11.7/program/simple/target/scala-2.11/classes... </text:span></text:span></text:p>
        <text:p text:style-name="P28"><text:span text:style-name="Source_20_Text"><text:span text:style-name="T5">[info] Packaging /home/cotw/Cursos/hadoop/scala-2.11.7/program/simple/target/scala-2.11/simple-project_2.11-1.0.jar ... </text:span></text:span></text:p>
        <text:p text:style-name="P28"><text:span text:style-name="Source_20_Text"><text:span text:style-name="T5">[info] Done packaging. </text:span></text:span></text:p>
        <text:p text:style-name="P28"><text:span text:style-name="Source_20_Text"><text:span text:style-name="T5">[success] Total time: 23 s, completed 26/08/2015 11:23:28 AM </text:span></text:span></text:p>
      </text:section>
      <text:p text:style-name="P8"/>
      <text:p text:style-name="P12"/>
      <text:p text:style-name="P38">Resultados</text:p>
      <text:p text:style-name="P38"/>
      <text:p text:style-name="P12"><text:span text:style-name="T14">Ahora ya se puede ejecutar nuestro programa en spark, para esto </text:span>tenemos que posicionarnos en el directorio de spark, y ejecuta<text:span text:style-name="T18">mos</text:span> <text:span text:style-name="T14">nuestro ejemplo con</text:span> el siguiente comando.</text:p>
      <text:p text:style-name="P10"/>
      <text:section text:style-name="Sect1" text:name="Section7">
        <text:p text:style-name="P27"><text:span text:style-name="T3">$ </text:span><text:span text:style-name="Source_20_Text"><text:span text:style-name="T4">bin/spark-submit --class "Simple" --master local[4] /home/cotw/Cursos/hadoop/scala-2.11.7/program/simple/target/scala-2.11/simple-project_2.11-1.0.jar</text:span></text:span></text:p>
      </text:section>
      <text:p text:style-name="P7"/>
      <text:p text:style-name="P15"><text:span text:style-name="T19">Como se puede observar en e</text:span>l resultado <text:span text:style-name="T19">nos indica el número de palabras del alrchivo que se analizó</text:span>:</text:p>
      <text:p text:style-name="P15"/>
      <text:section text:style-name="Sect1" text:name="Section3">
        <text:p text:style-name="P15"/>
        <text:p text:style-name="P15">cotw@PXL201200647:~/Cursos/hadoop/spark-1.4.1$ <text:span text:style-name="T13">bin/spark-submit --class "Simple" --master local[4] /home/cotw/Cursos/hadoop/scala-2.11.7/program/simple/target/scala-2.11/simple-project_2.11-1.0.jar </text:span></text:p>
        <text:p text:style-name="P15">Using Spark's default log4j profile: org/apache/spark/log4j-defaults.properties </text:p>
        <text:p text:style-name="P15">15/08/26 11:28:45 INFO SparkContext: Running Spark version 1.4.1 </text:p>
        <text:p text:style-name="P15">15/08/26 11:28:46 WARN NativeCodeLoader: Unable to load native-hadoop library for your platform... using builtin-java classes where applicable </text:p>
        <text:p text:style-name="P15">15/08/26 11:28:46 INFO SecurityManager: Changing view acls to: cotw </text:p>
        <text:p text:style-name="P15">15/08/26 11:28:46 INFO SecurityManager: Changing modify acls to: cotw </text:p>
        <text:p text:style-name="P15">15/08/26 11:28:46 INFO SecurityManager: SecurityManager: authentication disabled; ui acls disabled; users with view permissions: Set(cotw); users with modify permissions: Set(cotw) </text:p>
        <text:p text:style-name="P15">15/08/26 11:28:48 INFO Slf4jLogger: Slf4jLogger started </text:p>
        <text:p text:style-name="P15">15/08/26 11:28:48 INFO Remoting: Starting remoting </text:p>
        <text:p text:style-name="P15">15/08/26 11:28:48 INFO Remoting: Remoting started; listening on addresses :[akka.tcp://sparkDriver@192.168.0.102:39356] </text:p>
        <text:p text:style-name="P15">15/08/26 11:28:48 INFO Utils: Successfully started service 'sparkDriver' on port 39356. </text:p>
        <text:p text:style-name="P15">15/08/26 11:28:48 INFO SparkEnv: Registering MapOutputTracker </text:p>
        <text:p text:style-name="P15">15/08/26 11:28:49 INFO SparkEnv: Registering BlockManagerMaster </text:p>
        <text:p text:style-name="P15">15/08/26 11:28:49 INFO DiskBlockManager: Created local directory at /tmp/spark-c67db9d3-b4eb-498b-b6fb-6a8d3d1f5e0e/blockmgr-b72c097d-1b41-4cfc-a3ea-3a2c7c5e83f4 </text:p>
        <text:p text:style-name="P15">15/08/26 11:28:49 INFO MemoryStore: MemoryStore started with capacity 265.4 MB </text:p>
        <text:p text:style-name="P15">15/08/26 11:28:49 INFO HttpFileServer: HTTP File server directory is /tmp/spark-c67db9d3-b4eb-498b-b6fb-6a8d3d1f5e0e/httpd-a0c75f01-d8c6-4537-bb11-d53359e7f271 </text:p>
        <text:p text:style-name="P15"><text:soft-page-break/>15/08/26 11:28:49 INFO HttpServer: Starting HTTP Server </text:p>
        <text:p text:style-name="P15">15/08/26 11:28:49 INFO Server: jetty-8.y.z-SNAPSHOT </text:p>
        <text:p text:style-name="P15">15/08/26 11:28:49 INFO AbstractConnector: Started SocketConnector@0.0.0.0:33747 </text:p>
        <text:p text:style-name="P15">15/08/26 11:28:49 INFO Utils: Successfully started service 'HTTP file server' on port 33747. </text:p>
        <text:p text:style-name="P15">15/08/26 11:28:49 INFO SparkEnv: Registering OutputCommitCoordinator </text:p>
        <text:p text:style-name="P15">15/08/26 11:28:49 INFO Server: jetty-8.y.z-SNAPSHOT </text:p>
        <text:p text:style-name="P15">15/08/26 11:28:49 INFO AbstractConnector: Started SelectChannelConnector@0.0.0.0:4040 </text:p>
        <text:p text:style-name="P15">15/08/26 11:28:49 INFO Utils: Successfully started service 'SparkUI' on port 4040. </text:p>
        <text:p text:style-name="P15">15/08/26 11:28:49 INFO SparkUI: Started SparkUI at http://192.168.0.102:4040 </text:p>
        <text:p text:style-name="P15">15/08/26 11:28:50 INFO SparkContext: Added JAR file:/home/cotw/Cursos/hadoop/scala-2.11.7/program/simple/target/scala-2.11/simple-project_2.11-1.0.jar at http://192.168.0.102:33747/jars/simple-project_2.11-1.0.jar with timestamp 1440606530022 </text:p>
        <text:p text:style-name="P15">15/08/26 11:28:50 INFO Executor: Starting executor ID driver on host localhost </text:p>
        <text:p text:style-name="P15">15/08/26 11:28:50 INFO Utils: Successfully started service 'org.apache.spark.network.netty.NettyBlockTransferService' on port 47257. </text:p>
        <text:p text:style-name="P15">…</text:p>
        <text:p text:style-name="P15"/>
        <text:p text:style-name="P15"/>
        <text:p text:style-name="P15">15/08/26 11:29:30 INFO TaskSetManager: Finished task 43.0 in stage 0.0 (TID 43) in 2101 ms on localhost (45/45) </text:p>
        <text:p text:style-name="P15">15/08/26 11:29:30 INFO DAGScheduler: ResultStage 0 (count at simple.scala:22) finished in 37.970 s </text:p>
        <text:p text:style-name="P15">15/08/26 11:29:30 INFO TaskSchedulerImpl: Removed TaskSet 0.0, whose tasks have all completed, from pool </text:p>
        <text:p text:style-name="P15">15/08/26 11:29:30 INFO DAGScheduler: Job 0 finished: count at simple.scala:22, took 38.316767 s </text:p>
        <text:p text:style-name="P37">Number of words 100480507 </text:p>
        <text:p text:style-name="P15">15/08/26 11:29:30 INFO SparkContext: Invoking stop() from shutdown hook </text:p>
        <text:p text:style-name="P15">15/08/26 11:29:30 INFO ContextHandler: stopped o.e.j.s.ServletContextHandler{/jobs,null} </text:p>
        <text:p text:style-name="P15">15/08/26 11:29:30 INFO SparkUI: Stopped Spark web UI at http://192.168.0.102:4040 </text:p>
        <text:p text:style-name="P15">15/08/26 11:29:30 INFO DAGScheduler: Stopping DAGScheduler </text:p>
        <text:p text:style-name="P15">15/08/26 11:29:30 INFO MapOutputTrackerMasterEndpoint: MapOutputTrackerMasterEndpoint stopped! </text:p>
        <text:p text:style-name="P15">15/08/26 11:29:30 INFO Utils: path = /tmp/spark-c67db9d3-b4eb-498b-b6fb-6a8d3d1f5e0e/blockmgr-b72c097d-1b41-4cfc-a3ea-3a2c7c5e83f4, already present as root for deletion. </text:p>
        <text:p text:style-name="P15">15/08/26 11:29:30 INFO MemoryStore: MemoryStore cleared </text:p>
        <text:p text:style-name="P15">15/08/26 11:29:30 INFO BlockManager: BlockManager stopped </text:p>
        <text:p text:style-name="P15">15/08/26 11:29:30 INFO BlockManagerMaster: BlockManagerMaster stopped </text:p>
        <text:p text:style-name="P15">15/08/26 11:29:30 INFO SparkContext: Successfully stopped SparkContext </text:p>
        <text:p text:style-name="P15">15/08/26 11:29:30 INFO OutputCommitCoordinator$OutputCommitCoordinatorEndpoint: OutputCommitCoordinator stopped! </text:p>
        <text:p text:style-name="P15">15/08/26 11:29:30 INFO Utils: Shutdown hook called </text:p>
        <text:p text:style-name="P15">15/08/26 11:29:30 INFO Utils: Deleting directory /tmp/spark-c67db9d3-b4eb-498b-b6fb-6a8d3d1f5e0e </text:p>
      </text:section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alibri1" svg:font-family="Calibri, sans-serif"/>
    <style:font-face style:name="Symbol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Lohit Hindi" svg:font-family="'Lohit Hindi'" style:font-family-generic="modern"/>
    <style:font-face style:name="WenQuanYi Micro Hei" svg:font-family="'WenQuanYi Micro Hei'" style:font-family-generic="modern"/>
    <style:font-face style:name="FreeSans" svg:font-family="FreeSans" style:font-family-generic="roman"/>
    <style:font-face style:name="Times New Roman1" svg:font-family="'Times New Roman'" style:font-family-generic="roman"/>
    <style:font-face style:name="FreeSans3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Garuda" svg:font-family="Garuda, angsananew" style:font-pitch="variable"/>
    <style:font-face style:name="Liberation Sans1" svg:font-family="'Liberation Sans', Arial" style:font-pitch="variable"/>
    <style:font-face style:name="Meta-Normal" svg:font-family="Meta-Normal, 'Courier New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3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end" style:justify-single-word="false" fo:keep-with-next="always"/>
      <style:text-properties fo:color="#000000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top="0.423cm" fo:margin-bottom="0.106cm" style:contextual-spacing="false" fo:keep-with-next="always"/>
      <style:text-properties style:font-name="Tahoma" fo:font-family="Tahoma" style:font-family-generic="swiss" style:font-pitch="variable" fo:font-size="14pt" fo:font-weight="bold" style:font-size-asian="14pt" style:font-weight-asian="bold" style:font-name-complex="Tahoma" style:font-family-complex="Tahom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text-align="end" style:justify-single-word="false" fo:keep-with-next="always"/>
      <style:text-properties style:font-name="Tahoma" fo:font-family="Tahoma" style:font-family-generic="swiss" style:font-pitch="variable" fo:font-size="8pt" fo:font-weight="bold" style:font-size-asian="8pt" style:font-weight-asian="bold" style:font-name-complex="Tahoma" style:font-family-complex="Tahoma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raxis_20_Cuerpo_20_de_20_texto" style:display-name="Praxis Cuerpo de texto" style:family="paragraph">
      <style:paragraph-properties fo:margin-left="0cm" fo:margin-right="0cm" fo:text-align="justify" style:justify-single-word="false" fo:orphans="2" fo:widows="2" fo:hyphenation-ladder-count="no-limit" fo:text-indent="0.501cm" style:auto-text-indent="false"/>
      <style:text-properties style:use-window-font-color="true" style:font-name="Tahoma" fo:font-family="Tahom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es" style:country-asian="MX" style:font-name-complex="Tahoma" style:font-family-complex="Tahoma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Praxis_20_Subtítulo_20_1" style:display-name="Praxis Subtítulo 1" style:family="paragraph" style:parent-style-name="Praxis_20_Cuerpo_20_de_20_texto">
      <style:paragraph-properties fo:margin-left="0cm" fo:margin-right="0cm" fo:text-align="start" style:justify-single-word="false" fo:text-indent="0cm" style:auto-text-indent="false"/>
      <style:text-properties fo:font-size="14pt" fo:font-weight="bold" style:font-size-asian="14pt" style:font-weight-asian="bold"/>
    </style:style>
    <style:style style:name="Praxis_20_Subtítulo_20_2" style:display-name="Praxis Subtítulo 2" style:family="paragraph" style:parent-style-name="Praxis_20_Subtítulo_20_1"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sin_20_formato" style:display-name="Texto sin formato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WenQuanYi Micro Hei" style:font-family-asian="'WenQuanYi Micro Hei'" style:font-family-generic-asian="modern" style:font-size-asian="10pt" style:font-name-complex="Lohit Hindi" style:font-family-complex="'Lohit Hindi'" style:font-family-generic-complex="modern" style:font-size-complex="10pt"/>
    </style:style>
    <style:style style:name="Default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name-asian="DejaVu Sans" style:font-family-asian="'DejaVu Sans'" style:font-pitch-asian="variable" style:font-size-asian="2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ct_20_with_20_arrow" style:display-name="Object with arrow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Object_20_with_20_shadow" style:display-name="Object with shadow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Object_20_without_20_fill" style:display-name="Object without fill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Object_20_with_20_no_20_fill_20_and_20_no_20_line" style:display-name="Object with no fill and no line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Text_20_body_20_justified" style:display-name="Text body justified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Title1" style:family="paragraph" style:parent-style-name="Defaul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Title2" style:family="paragraph" style:parent-style-name="Default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Dimension_20_Line" style:display-name="Dimension Line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1" style:display-name="Default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Titel" style:display-name="Default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Untertitel" style:display-name="Default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Notizen" style:display-name="Default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1" fo:font-family="'Times New Roman'" style:font-family-generic="roman" fo:font-size="24pt" fo:font-style="normal" fo:text-shadow="none" style:text-underline-style="none" fo:font-weight="normal" style:font-name-asian="DejaVu Sans" style:font-family-asian="'DejaVu Sans'" style:font-pitch-asian="variable" style:font-size-asian="2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Hintergrund" style:display-name="Default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fo:color="#000000" style:font-name="FreeSans" fo:font-family="FreeSans" style:font-family-generic="roman" fo:font-size="18pt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ay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ay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w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w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w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orang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orang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orang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turquois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turquois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turquois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lu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lu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lu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un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un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un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earth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earth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earth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een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een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een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eetang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eetang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eetang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lightblu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lightblu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lightblu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yellow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yellow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yellow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ackground_20_objects" style:display-name="Background objects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ackgro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es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utline_20_1" style:display-name="Outline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Outline_20_3" style:display-name="Outline 3" style:family="paragraph" style:parent-style-name="Outline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Outline_20_4" style:display-name="Outline 4" style:family="paragraph" style:parent-style-name="Outline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Outline_20_5" style:display-name="Outline 5" style:family="paragraph" style:parent-style-name="Outline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6" style:display-name="Outline 6" style:family="paragraph" style:parent-style-name="Outline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7" style:display-name="Outline 7" style:family="paragraph" style:parent-style-name="Outline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8" style:display-name="Outline 8" style:family="paragraph" style:parent-style-name="Outline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9" style:display-name="Outline 9" style:family="paragraph" style:parent-style-name="Outline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1" style:display-name="Title1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Titel" style:display-name="Title1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Untertitel" style:display-name="Title1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Notizen" style:display-name="Title1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Hintergrundobjekte" style:display-name="Title1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_7e_LT_7e_Hintergrund" style:display-name="Title1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2_7e_LT_7e_Gliederung_20_1" style:display-name="Title2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Gliederung_20_2" style:display-name="Title2~LT~Gliederung 2" style:family="paragraph" style:parent-style-name="Title2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3" style:display-name="Title2~LT~Gliederung 3" style:family="paragraph" style:parent-style-name="Title2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4" style:display-name="Title2~LT~Gliederung 4" style:family="paragraph" style:parent-style-name="Title2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5" style:display-name="Title2~LT~Gliederung 5" style:family="paragraph" style:parent-style-name="Title2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6" style:display-name="Title2~LT~Gliederung 6" style:family="paragraph" style:parent-style-name="Title2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7" style:display-name="Title2~LT~Gliederung 7" style:family="paragraph" style:parent-style-name="Title2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8" style:display-name="Title2~LT~Gliederung 8" style:family="paragraph" style:parent-style-name="Title2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9" style:display-name="Title2~LT~Gliederung 9" style:family="paragraph" style:parent-style-name="Title2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Titel" style:display-name="Title2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Untertitel" style:display-name="Title2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Notizen" style:display-name="Title2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Hintergrundobjekte" style:display-name="Title2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2_7e_LT_7e_Hintergrund" style:display-name="Title2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3_7e_LT_7e_Gliederung_20_1" style:display-name="Title3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Gliederung_20_2" style:display-name="Title3~LT~Gliederung 2" style:family="paragraph" style:parent-style-name="Title3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3" style:display-name="Title3~LT~Gliederung 3" style:family="paragraph" style:parent-style-name="Title3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4" style:display-name="Title3~LT~Gliederung 4" style:family="paragraph" style:parent-style-name="Title3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5" style:display-name="Title3~LT~Gliederung 5" style:family="paragraph" style:parent-style-name="Title3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6" style:display-name="Title3~LT~Gliederung 6" style:family="paragraph" style:parent-style-name="Title3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7" style:display-name="Title3~LT~Gliederung 7" style:family="paragraph" style:parent-style-name="Title3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8" style:display-name="Title3~LT~Gliederung 8" style:family="paragraph" style:parent-style-name="Title3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9" style:display-name="Title3~LT~Gliederung 9" style:family="paragraph" style:parent-style-name="Title3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Titel" style:display-name="Title3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Untertitel" style:display-name="Title3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Notizen" style:display-name="Title3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Hintergrundobjekte" style:display-name="Title3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3_7e_LT_7e_Hintergrund" style:display-name="Title3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4_7e_LT_7e_Gliederung_20_1" style:display-name="Title4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Gliederung_20_2" style:display-name="Title4~LT~Gliederung 2" style:family="paragraph" style:parent-style-name="Title4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3" style:display-name="Title4~LT~Gliederung 3" style:family="paragraph" style:parent-style-name="Title4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4" style:display-name="Title4~LT~Gliederung 4" style:family="paragraph" style:parent-style-name="Title4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5" style:display-name="Title4~LT~Gliederung 5" style:family="paragraph" style:parent-style-name="Title4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6" style:display-name="Title4~LT~Gliederung 6" style:family="paragraph" style:parent-style-name="Title4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7" style:display-name="Title4~LT~Gliederung 7" style:family="paragraph" style:parent-style-name="Title4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8" style:display-name="Title4~LT~Gliederung 8" style:family="paragraph" style:parent-style-name="Title4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9" style:display-name="Title4~LT~Gliederung 9" style:family="paragraph" style:parent-style-name="Title4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Titel" style:display-name="Title4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Untertitel" style:display-name="Title4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Notizen" style:display-name="Title4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Hintergrundobjekte" style:display-name="Title4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4_7e_LT_7e_Hintergrund" style:display-name="Title4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5_7e_LT_7e_Gliederung_20_1" style:display-name="Title5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Gliederung_20_2" style:display-name="Title5~LT~Gliederung 2" style:family="paragraph" style:parent-style-name="Title5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3" style:display-name="Title5~LT~Gliederung 3" style:family="paragraph" style:parent-style-name="Title5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4" style:display-name="Title5~LT~Gliederung 4" style:family="paragraph" style:parent-style-name="Title5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5" style:display-name="Title5~LT~Gliederung 5" style:family="paragraph" style:parent-style-name="Title5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6" style:display-name="Title5~LT~Gliederung 6" style:family="paragraph" style:parent-style-name="Title5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7" style:display-name="Title5~LT~Gliederung 7" style:family="paragraph" style:parent-style-name="Title5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8" style:display-name="Title5~LT~Gliederung 8" style:family="paragraph" style:parent-style-name="Title5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9" style:display-name="Title5~LT~Gliederung 9" style:family="paragraph" style:parent-style-name="Title5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Titel" style:display-name="Title5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Untertitel" style:display-name="Title5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Notizen" style:display-name="Title5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Hintergrundobjekte" style:display-name="Title5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5_7e_LT_7e_Hintergrund" style:display-name="Title5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6_7e_LT_7e_Gliederung_20_1" style:display-name="Title6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Gliederung_20_2" style:display-name="Title6~LT~Gliederung 2" style:family="paragraph" style:parent-style-name="Title6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3" style:display-name="Title6~LT~Gliederung 3" style:family="paragraph" style:parent-style-name="Title6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4" style:display-name="Title6~LT~Gliederung 4" style:family="paragraph" style:parent-style-name="Title6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5" style:display-name="Title6~LT~Gliederung 5" style:family="paragraph" style:parent-style-name="Title6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6" style:display-name="Title6~LT~Gliederung 6" style:family="paragraph" style:parent-style-name="Title6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7" style:display-name="Title6~LT~Gliederung 7" style:family="paragraph" style:parent-style-name="Title6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8" style:display-name="Title6~LT~Gliederung 8" style:family="paragraph" style:parent-style-name="Title6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9" style:display-name="Title6~LT~Gliederung 9" style:family="paragraph" style:parent-style-name="Title6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Titel" style:display-name="Title6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Untertitel" style:display-name="Title6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Notizen" style:display-name="Title6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Hintergrundobjekte" style:display-name="Title6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6_7e_LT_7e_Hintergrund" style:display-name="Title6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7_7e_LT_7e_Gliederung_20_1" style:display-name="Title7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Gliederung_20_2" style:display-name="Title7~LT~Gliederung 2" style:family="paragraph" style:parent-style-name="Title7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3" style:display-name="Title7~LT~Gliederung 3" style:family="paragraph" style:parent-style-name="Title7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4" style:display-name="Title7~LT~Gliederung 4" style:family="paragraph" style:parent-style-name="Title7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5" style:display-name="Title7~LT~Gliederung 5" style:family="paragraph" style:parent-style-name="Title7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6" style:display-name="Title7~LT~Gliederung 6" style:family="paragraph" style:parent-style-name="Title7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7" style:display-name="Title7~LT~Gliederung 7" style:family="paragraph" style:parent-style-name="Title7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8" style:display-name="Title7~LT~Gliederung 8" style:family="paragraph" style:parent-style-name="Title7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9" style:display-name="Title7~LT~Gliederung 9" style:family="paragraph" style:parent-style-name="Title7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Titel" style:display-name="Title7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Untertitel" style:display-name="Title7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Notizen" style:display-name="Title7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Hintergrundobjekte" style:display-name="Title7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7_7e_LT_7e_Hintergrund" style:display-name="Title7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8_7e_LT_7e_Gliederung_20_1" style:display-name="Title8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Gliederung_20_2" style:display-name="Title8~LT~Gliederung 2" style:family="paragraph" style:parent-style-name="Title8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3" style:display-name="Title8~LT~Gliederung 3" style:family="paragraph" style:parent-style-name="Title8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4" style:display-name="Title8~LT~Gliederung 4" style:family="paragraph" style:parent-style-name="Title8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5" style:display-name="Title8~LT~Gliederung 5" style:family="paragraph" style:parent-style-name="Title8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6" style:display-name="Title8~LT~Gliederung 6" style:family="paragraph" style:parent-style-name="Title8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7" style:display-name="Title8~LT~Gliederung 7" style:family="paragraph" style:parent-style-name="Title8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8" style:display-name="Title8~LT~Gliederung 8" style:family="paragraph" style:parent-style-name="Title8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9" style:display-name="Title8~LT~Gliederung 9" style:family="paragraph" style:parent-style-name="Title8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Titel" style:display-name="Title8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Untertitel" style:display-name="Title8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Notizen" style:display-name="Title8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Hintergrundobjekte" style:display-name="Title8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8_7e_LT_7e_Hintergrund" style:display-name="Title8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9_7e_LT_7e_Gliederung_20_1" style:display-name="Title9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Gliederung_20_2" style:display-name="Title9~LT~Gliederung 2" style:family="paragraph" style:parent-style-name="Title9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3" style:display-name="Title9~LT~Gliederung 3" style:family="paragraph" style:parent-style-name="Title9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4" style:display-name="Title9~LT~Gliederung 4" style:family="paragraph" style:parent-style-name="Title9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5" style:display-name="Title9~LT~Gliederung 5" style:family="paragraph" style:parent-style-name="Title9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6" style:display-name="Title9~LT~Gliederung 6" style:family="paragraph" style:parent-style-name="Title9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7" style:display-name="Title9~LT~Gliederung 7" style:family="paragraph" style:parent-style-name="Title9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8" style:display-name="Title9~LT~Gliederung 8" style:family="paragraph" style:parent-style-name="Title9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9" style:display-name="Title9~LT~Gliederung 9" style:family="paragraph" style:parent-style-name="Title9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Titel" style:display-name="Title9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Untertitel" style:display-name="Title9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Notizen" style:display-name="Title9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Hintergrundobjekte" style:display-name="Title9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9_7e_LT_7e_Hintergrund" style:display-name="Title9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0_7e_LT_7e_Gliederung_20_1" style:display-name="Title10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Gliederung_20_2" style:display-name="Title10~LT~Gliederung 2" style:family="paragraph" style:parent-style-name="Title10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3" style:display-name="Title10~LT~Gliederung 3" style:family="paragraph" style:parent-style-name="Title10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4" style:display-name="Title10~LT~Gliederung 4" style:family="paragraph" style:parent-style-name="Title10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5" style:display-name="Title10~LT~Gliederung 5" style:family="paragraph" style:parent-style-name="Title10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6" style:display-name="Title10~LT~Gliederung 6" style:family="paragraph" style:parent-style-name="Title10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7" style:display-name="Title10~LT~Gliederung 7" style:family="paragraph" style:parent-style-name="Title10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8" style:display-name="Title10~LT~Gliederung 8" style:family="paragraph" style:parent-style-name="Title10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9" style:display-name="Title10~LT~Gliederung 9" style:family="paragraph" style:parent-style-name="Title10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Titel" style:display-name="Title10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Untertitel" style:display-name="Title10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Notizen" style:display-name="Title10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Hintergrundobjekte" style:display-name="Title10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0_7e_LT_7e_Hintergrund" style:display-name="Title10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1_7e_LT_7e_Gliederung_20_1" style:display-name="Title11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Gliederung_20_2" style:display-name="Title11~LT~Gliederung 2" style:family="paragraph" style:parent-style-name="Title11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3" style:display-name="Title11~LT~Gliederung 3" style:family="paragraph" style:parent-style-name="Title11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4" style:display-name="Title11~LT~Gliederung 4" style:family="paragraph" style:parent-style-name="Title11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5" style:display-name="Title11~LT~Gliederung 5" style:family="paragraph" style:parent-style-name="Title11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6" style:display-name="Title11~LT~Gliederung 6" style:family="paragraph" style:parent-style-name="Title11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7" style:display-name="Title11~LT~Gliederung 7" style:family="paragraph" style:parent-style-name="Title11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8" style:display-name="Title11~LT~Gliederung 8" style:family="paragraph" style:parent-style-name="Title11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9" style:display-name="Title11~LT~Gliederung 9" style:family="paragraph" style:parent-style-name="Title11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Titel" style:display-name="Title11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Untertitel" style:display-name="Title11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Notizen" style:display-name="Title11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Hintergrundobjekte" style:display-name="Title11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1_7e_LT_7e_Hintergrund" style:display-name="Title11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4z0" style:family="text"/>
    <style:style style:name="WW8Num4z1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5z0" style:family="text"/>
    <style:style style:name="WW8Num5z1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exto_20_sin_20_formato_20_Car" style:display-name="Texto sin formato C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name-asian="WenQuanYi Micro Hei" style:font-family-asian="'WenQuanYi Micro Hei'" style:font-family-generic-asian="modern" style:font-name-complex="Lohit Hindi" style:font-family-complex="'Lohit Hindi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s" fo:country="MX" style:language-asian="es" style:country-asian="MX"/>
    </style:style>
    <style:style style:name="MP2" style:family="paragraph">
      <style:paragraph-properties style:writing-mode="lr-tb"/>
    </style:style>
    <style:style style:name="MP3" style:family="paragraph" style:parent-style-name="Heading_20_1">
      <style:text-properties fo:language="es" fo:country="MX" officeooo:rsid="000fdf90" officeooo:paragraph-rsid="000fdf90"/>
    </style:style>
    <style:style style:name="MP4" style:family="paragraph" style:parent-style-name="Standard">
      <style:text-properties fo:language="es" fo:country="MX"/>
    </style:style>
    <style:style style:name="MP5" style:family="paragraph" style:parent-style-name="Standard">
      <style:paragraph-properties fo:text-align="end" style:justify-single-word="false"/>
      <style:text-properties fo:color="#808080" style:font-name="Arial" fo:font-size="9pt" fo:language="es" fo:country="MX" style:font-size-asian="9pt" style:font-name-complex="Arial"/>
    </style:style>
    <style:style style:name="MP6" style:family="paragraph" style:parent-style-name="Footer">
      <style:paragraph-properties>
        <style:tab-stops/>
      </style:paragraph-properties>
      <style:text-properties fo:language="es" fo:country="MX" style:language-asian="es" style:country-asian="MX"/>
    </style:style>
    <style:style style:name="MP7" style:family="paragraph" style:parent-style-name="Standard">
      <style:paragraph-properties fo:text-align="justify" style:justify-single-word="false"/>
    </style:style>
    <style:style style:name="MP8" style:family="paragraph" style:parent-style-name="Heading_20_4">
      <style:text-properties fo:color="#808080" style:font-name="Meta-Normal" fo:language="es" fo:country="MX" style:font-name-complex="Meta-Normal"/>
    </style:style>
    <style:style style:name="MT1" style:family="text">
      <style:text-properties style:use-window-font-color="true" fo:font-size="7pt" fo:language="es" fo:country="MX" fo:font-weight="bold" fo:background-color="#ffffff" loext:char-shading-value="0" style:font-size-asian="7pt" style:font-weight-asian="bold" style:font-name-complex="Arial"/>
    </style:style>
    <style:style style:name="MT2" style:family="text">
      <style:text-properties style:use-window-font-color="true" style:font-name="Arial" fo:font-size="7pt" fo:language="es" fo:country="MX" fo:font-weight="bold" fo:background-color="transparent" loext:char-shading-value="0" style:font-size-asian="7pt" style:font-weight-asian="bold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none" draw:fill="solid" draw:fill-color="#000000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f17a13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solid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991cm" fo:margin-bottom="0.66cm" fo:margin-left="1.499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09cm" fo:margin-left="0cm" fo:margin-right="0cm" fo:margin-bottom="1.51cm" style:dynamic-spacing="true"/>
      </style:header-style>
      <style:footer-style>
        <style:header-footer-properties fo:min-height="2.219cm" fo:margin-left="0cm" fo:margin-right="0cm" fo:margin-top="2.1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7" draw:style-name="Mgr1" draw:text-style-name="MP2" svg:width="0.018cm" svg:height="0.017cm" svg:x="18.755cm" svg:y="2.461cm"><text:p/><draw:enhanced-geometry svg:viewBox="0 0 10 9" draw:type="non-primitive" draw:enhanced-path="M 10 4 L 10 0 5 0 5 9 0 4 10 4 Z N"/></draw:custom-shape><draw:custom-shape text:anchor-type="char" draw:z-index="23" draw:style-name="Mgr2" draw:text-style-name="MP2" svg:width="0.128cm" svg:height="0.128cm" svg:x="17.932cm" svg:y="0.794cm"><text:p/><draw:enhanced-geometry svg:viewBox="0 0 21600 21600" draw:type="rectangle" draw:enhanced-path="M 0 0 L 21600 0 21600 21600 0 21600 0 0 Z N"/></draw:custom-shape><draw:custom-shape text:anchor-type="char" draw:z-index="27" draw:style-name="Mgr2" draw:text-style-name="MP2" svg:width="0.128cm" svg:height="0.128cm" svg:x="18.186cm" svg:y="0.794cm"><text:p/><draw:enhanced-geometry svg:viewBox="0 0 21600 21600" draw:type="rectangle" draw:enhanced-path="M 0 0 L 21600 0 21600 21600 0 21600 0 0 Z N"/></draw:custom-shape><draw:custom-shape text:anchor-type="char" draw:z-index="31" draw:style-name="Mgr2" draw:text-style-name="MP2" svg:width="0.128cm" svg:height="0.128cm" svg:x="18.44cm" svg:y="0.794cm"><text:p/><draw:enhanced-geometry svg:viewBox="0 0 21600 21600" draw:type="rectangle" draw:enhanced-path="M 0 0 L 21600 0 21600 21600 0 21600 0 0 Z N"/></draw:custom-shape><draw:frame draw:style-name="Mfr1" draw:name="Frame3" text:anchor-type="char" svg:x="8.804cm" svg:y="-0.504cm" svg:width="9.996cm" svg:height="0.889cm" draw:z-index="35"><draw:text-box><text:h text:style-name="MP3" text:outline-level="1">Spark - Scala</text:h></draw:text-box></draw:frame></text:p>
        <text:p text:style-name="MP4"><draw:frame draw:style-name="Mfr1" draw:name="Frame4" text:anchor-type="char" svg:x="10.947cm" svg:y="0.614cm" svg:width="7.853cm" svg:height="0.487cm" draw:z-index="39"><draw:text-box><text:p text:style-name="MP5">Big Data</text:p></draw:text-box></draw:frame></text:p>
      </style:header>
      <style:footer>
        <text:p text:style-name="MP6"><draw:frame draw:style-name="Mfr2" draw:name="Image1" text:anchor-type="as-char" svg:width="18.59cm" svg:height="1.184cm" draw:z-index="3"><draw:image xlink:href="Pictures/100000000000076A0000008348CD35DA.jpg" xlink:type="simple" xlink:show="embed" xlink:actuate="onLoad"/></draw:frame><draw:custom-shape text:anchor-type="char" draw:z-index="11" draw:style-name="Mgr3" draw:text-style-name="MP2" svg:width="0.255cm" svg:height="0.255cm" svg:x="1.556cm" svg:y="0.099cm"><text:p/><draw:enhanced-geometry svg:viewBox="0 0 21600 21600" draw:mirror-vertical="true" draw:type="rectangle" draw:enhanced-path="M 0 0 L 21600 0 21600 21600 0 21600 0 0 Z N"/></draw:custom-shape><draw:custom-shape text:anchor-type="char" draw:z-index="15" draw:style-name="Mgr3" draw:text-style-name="MP2" svg:width="0.255cm" svg:height="0.255cm" svg:x="1.979cm" svg:y="0.099cm"><text:p/><draw:enhanced-geometry svg:viewBox="0 0 21600 21600" draw:mirror-vertical="true" draw:type="rectangle" draw:enhanced-path="M 0 0 L 21600 0 21600 21600 0 21600 0 0 Z N"/></draw:custom-shape><draw:custom-shape text:anchor-type="char" draw:z-index="19" draw:style-name="Mgr3" draw:text-style-name="MP2" svg:width="0.255cm" svg:height="0.255cm" svg:x="2.402cm" svg:y="0.099cm"><text:p/><draw:enhanced-geometry svg:viewBox="0 0 21600 21600" draw:mirror-vertical="true" draw:type="rectangle" draw:enhanced-path="M 0 0 L 21600 0 21600 21600 0 21600 0 0 Z N"/></draw:custom-shape><draw:frame draw:style-name="Mfr1" draw:name="Frame1" text:anchor-type="char" svg:x="17.551cm" svg:y="-0.025cm" svg:width="1.399cm" svg:height="0.487cm" draw:z-index="43"><draw:text-box><text:p text:style-name="MP7"><text:span text:style-name="Page_20_Number"><text:span text:style-name="MT1"><text:page-number text:select-page="current">4</text:page-number></text:span></text:span><text:span text:style-name="Page_20_Number"><text:span text:style-name="MT2">/</text:span></text:span><text:span text:style-name="Page_20_Number"><text:span text:style-name="MT1"><text:page-count style:num-format="1">4</text:page-count></text:span></text:span></text:p></draw:text-box></draw:frame><draw:frame draw:style-name="Mfr1" draw:name="Frame2" text:anchor-type="char" svg:x="12.573cm" svg:y="2.117cm" svg:width="6.075cm" svg:height="0.741cm" draw:z-index="47"><draw:text-box><text:h text:style-name="MP8" text:outline-level="4">MATERIAL CONFIDENCIAL</text:h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3:16:57.125473133</meta:creation-date>
    <dc:date>2015-08-27T09:17:01.019766059</dc:date>
    <meta:print-date>2004-07-22T15:58:00</meta:print-date>
    <meta:editing-cycles>34</meta:editing-cycles>
    <meta:editing-duration>P1DT5H42M12S</meta:editing-duration>
    <meta:generator>LibreOffice/4.2.8.2$Linux_X86_64 LibreOffice_project/420m0$Build-2</meta:generator>
    <meta:document-statistic meta:table-count="0" meta:image-count="1" meta:object-count="0" meta:page-count="4" meta:paragraph-count="104" meta:word-count="829" meta:character-count="7671" meta:non-whitespace-character-count="6857"/>
  </office:meta>
</office:document-meta>
</file>